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onar una Licitación de Compra en Odoo 17</text:span></text:h>
      <text:h text:style-name="Heading_20_4" text:outline-level="4"><text:span text:style-name="Strong_20_Emphasis">1. Activar Funciones Relevantes en Compras</text:span></text:h>
      <text:list text:style-name="L9">
        <text:list-item>
          <text:p text:style-name="P18">Accede al módulo <text:span text:style-name="Strong_20_Emphasis">Ajustes</text:span>.</text:p>
        </text:list-item>
        <text:list-item>
          <text:p text:style-name="P18">En la sección <text:span text:style-name="Strong_20_Emphasis">Compras</text:span>, activa las siguientes opciones:</text:p>
          <text:list>
            <text:list-item>
              <text:p text:style-name="P18"><text:span text:style-name="Strong_20_Emphasis">Acuerdos de compra</text:span>: Esta opción permite gestionar solicitudes de precios avanzadas.</text:p>
            </text:list-item>
            <text:list-item>
              <text:p text:style-name="P18">Otras opciones útiles: <text:span text:style-name="Strong_20_Emphasis">Advertencias</text:span> o <text:span text:style-name="Strong_20_Emphasis">Aprobación de pedidos de compra</text:span> (opcional).</text:p>
            </text:list-item>
          </text:list>
        </text:list-item>
        <text:list-item>
          <text:p text:style-name="P17">Haz clic en <text:span text:style-name="Strong_20_Emphasis">Guardar</text:span> para confirmar los cambios.</text:p>
        </text:list-item>
      </text:list>
      <text:p text:style-name="Horizontal_20_Line"/>
      <text:h text:style-name="Heading_20_4" text:outline-level="4"><text:span text:style-name="Strong_20_Emphasis">2. Crear una Nueva Licitación de Compra mediante Acuerdos de Compra</text:span></text:h>
      <text:list text:style-name="L10">
        <text:list-item>
          <text:p text:style-name="P20">Ve al módulo <text:span text:style-name="Strong_20_Emphasis">Compras</text:span>.</text:p>
        </text:list-item>
        <text:list-item>
          <text:p text:style-name="P20">Selecciona la opción <text:span text:style-name="Strong_20_Emphasis">Acuerdos de Compra</text:span> en el menú lateral.</text:p>
        </text:list-item>
        <text:list-item>
          <text:p text:style-name="P20">Haz clic en <text:span text:style-name="Strong_20_Emphasis">Crear</text:span> para generar un nuevo acuerdo de compra.</text:p>
        </text:list-item>
        <text:list-item>
          <text:p text:style-name="P20">Completa los siguientes campos:</text:p>
          <text:list>
            <text:list-item>
              <text:p text:style-name="P20"><text:span text:style-name="Strong_20_Emphasis">Tipo de acuerdo</text:span>: Selecciona <text:span text:style-name="Strong_20_Emphasis">Solicitud de precios</text:span>.</text:p>
            </text:list-item>
            <text:list-item>
              <text:p text:style-name="P20"><text:span text:style-name="Strong_20_Emphasis">Nombre del acuerdo</text:span>: Escribe un título descriptivo para identificar la licitación.</text:p>
            </text:list-item>
            <text:list-item>
              <text:p text:style-name="P20"><text:span text:style-name="Strong_20_Emphasis">Fechas límite</text:span>: Establece las fechas de inicio y fin para recibir ofertas.</text:p>
            </text:list-item>
            <text:list-item>
              <text:p text:style-name="P19"><text:span text:style-name="Strong_20_Emphasis">Descripción</text:span>: Proporciona detalles sobre los productos o servicios requerid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Agregar Líneas de Productos</text:span></text:h>
      <text:list text:style-name="L11">
        <text:list-item>
          <text:p text:style-name="P22">En la sección de productos:</text:p>
          <text:list>
            <text:list-item>
              <text:p text:style-name="P22">Añade las líneas correspondientes a los productos o servicios que deseas licitar.</text:p>
            </text:list-item>
            <text:list-item>
              <text:p text:style-name="P22">Especifica las cantidades, unidades de medida y cualquier otra condición relevante.</text:p>
            </text:list-item>
          </text:list>
        </text:list-item>
        <text:list-item>
          <text:p text:style-name="P21">Haz clic en <text:span text:style-name="Strong_20_Emphasis">Guardar</text:span>.</text:p>
        </text:list-item>
      </text:list>
      <text:p text:style-name="Horizontal_20_Line"/>
      <text:h text:style-name="Heading_20_4" text:outline-level="4"><text:span text:style-name="Strong_20_Emphasis">4. Enviar Invitaciones a Proveedores</text:span></text:h>
      <text:list text:style-name="L12">
        <text:list-item>
          <text:p text:style-name="P24">Desde la ficha del acuerdo de compra, haz clic en <text:span text:style-name="Strong_20_Emphasis">Agregar Proveedor</text:span>.</text:p>
        </text:list-item>
        <text:list-item>
          <text:p text:style-name="P24">Selecciona los proveedores que deseas invitar a participar en la licitación.</text:p>
        </text:list-item>
        <text:list-item>
          <text:p text:style-name="P23">Envíales notificaciones por correo electrónico desde la plataforma, si es necesario.</text:p>
        </text:list-item>
      </text:list>
      <text:p text:style-name="Horizontal_20_Line"/>
      <text:h text:style-name="Heading_20_4" text:outline-level="4"><text:span text:style-name="Strong_20_Emphasis">5. Gestionar las Ofertas Recibidas</text:span></text:h>
      <text:list text:style-name="L13">
        <text:list-item>
          <text:p text:style-name="P26">A medida que los proveedores respondan, registra sus ofertas directamente en el sistema.</text:p>
        </text:list-item>
        <text:list-item>
          <text:p text:style-name="P26">Haz clic en <text:span text:style-name="Strong_20_Emphasis">Registrar Oferta</text:span> y completa los datos correspondientes:</text:p>
          <text:list>
            <text:list-item>
              <text:p text:style-name="P26"><text:span text:style-name="Strong_20_Emphasis">Precios ofrecidos</text:span>.</text:p>
            </text:list-item>
            <text:list-item>
              <text:p text:style-name="P26"><text:span text:style-name="Strong_20_Emphasis">Plazos de entrega</text:span>.</text:p>
            </text:list-item>
            <text:list-item>
              <text:p text:style-name="P25"><text:span text:style-name="Strong_20_Emphasis">Condiciones adicionales</text:span>.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6. Evaluar las Ofertas y Seleccionar un Proveedor</text:span></text:h>
      <text:list text:style-name="L14">
        <text:list-item>
          <text:p text:style-name="P28">Compara las ofertas en función de los criterios establecidos (precio, tiempo, calidad, etc.).</text:p>
        </text:list-item>
        <text:list-item>
          <text:p text:style-name="P28">Selecciona el proveedor ganador haciendo clic en su oferta.</text:p>
        </text:list-item>
        <text:list-item>
          <text:p text:style-name="P27">Confirma la selección para proceder con la compra.</text:p>
        </text:list-item>
      </text:list>
      <text:p text:style-name="Horizontal_20_Line"/>
      <text:h text:style-name="Heading_20_4" text:outline-level="4"><text:span text:style-name="Strong_20_Emphasis">7. Crear el Pedido de Compra</text:span></text:h>
      <text:list text:style-name="L15">
        <text:list-item>
          <text:p text:style-name="P30">Una vez seleccionada la oferta ganadora, haz clic en <text:span text:style-name="Strong_20_Emphasis">Crear Pedido de Compra</text:span> desde la ficha del acuerdo.</text:p>
        </text:list-item>
        <text:list-item>
          <text:p text:style-name="P30">Revisa los detalles del pedido y realiza ajustes si es necesario.</text:p>
        </text:list-item>
        <text:list-item>
          <text:p text:style-name="P29">Haz clic en <text:span text:style-name="Strong_20_Emphasis">Confirmar Pedido</text:span> para formalizarlo.</text:p>
        </text:list-item>
      </text:list>
      <text:p text:style-name="Horizontal_20_Line"/>
      <text:h text:style-name="Heading_20_4" text:outline-level="4"><text:span text:style-name="Strong_20_Emphasis">8. Supervisar y Completar la Licitación</text:span></text:h>
      <text:list text:style-name="L16">
        <text:list-item>
          <text:p text:style-name="P32">Una vez procesado el pedido, marca el acuerdo como <text:span text:style-name="Strong_20_Emphasis">Cerrado</text:span>.</text:p>
        </text:list-item>
        <text:list-item>
          <text:p text:style-name="P31">Registra notas o detalles adicionales para referencia futura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46:52.132133517</meta:creation-date>
    <dc:date>2024-12-10T03:14:39.145376556</dc:date>
    <meta:editing-duration>PT17M35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42" meta:word-count="383" meta:character-count="2355" meta:non-whitespace-character-count="2047"/>
  </office:meta>
</office:document-meta>
</file>